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.001cm" svg:height="1.778cm" svg:x="1cm" svg:y="1cm">
          <text:p text:style-name="P1">Firestore Map</text:p>
        </draw:rect>
        <draw:rect draw:style-name="gr1" draw:text-style-name="P1" xml:id="id1" draw:id="id1" draw:layer="layout" svg:width="6.604cm" svg:height="1.524cm" svg:x="1cm" svg:y="5.445cm">
          <text:p text:style-name="P1">badges</text:p>
        </draw:rect>
        <draw:rect draw:style-name="gr1" draw:text-style-name="P1" xml:id="id22" draw:id="id22" draw:layer="layout" svg:width="6.604cm" svg:height="1.524cm" svg:x="1cm" svg:y="44.688cm">
          <text:p text:style-name="P1">users</text:p>
        </draw:rect>
        <draw:rect draw:style-name="gr1" draw:text-style-name="P1" xml:id="id6" draw:id="id6" draw:layer="layout" svg:width="6.604cm" svg:height="1.524cm" svg:x="1cm" svg:y="16.621cm">
          <text:p text:style-name="P1">user-badges</text:p>
        </draw:rect>
        <draw:rect draw:style-name="gr1" draw:text-style-name="P1" xml:id="id10" draw:id="id10" draw:layer="layout" svg:width="6.604cm" svg:height="1.524cm" svg:x="1.254cm" svg:y="25.257cm">
          <text:p text:style-name="P1">events</text:p>
        </draw:rect>
        <draw:rect draw:style-name="gr1" draw:text-style-name="P1" xml:id="id18" draw:id="id18" draw:layer="layout" svg:width="6.604cm" svg:height="1.524cm" svg:x="1.127cm" svg:y="35.417cm">
          <text:p text:style-name="P1">event-visits</text:p>
        </draw:rect>
        <draw:rect draw:style-name="gr1" draw:text-style-name="P1" xml:id="id2" draw:id="id2" draw:layer="layout" svg:width="6.604cm" svg:height="1.524cm" svg:x="11.668cm" svg:y="5.445cm">
          <text:p text:style-name="P1">badgeid</text:p>
        </draw:rect>
        <draw:rect draw:style-name="gr1" draw:text-style-name="P1" xml:id="id23" draw:id="id23" draw:layer="layout" svg:width="6.604cm" svg:height="1.524cm" svg:x="11.668cm" svg:y="44.688cm">
          <text:p text:style-name="P1">userid</text:p>
        </draw:rect>
        <draw:rect draw:style-name="gr1" draw:text-style-name="P1" xml:id="id7" draw:id="id7" draw:layer="layout" svg:width="6.604cm" svg:height="1.524cm" svg:x="11.668cm" svg:y="16.621cm">
          <text:p text:style-name="P1">userid</text:p>
        </draw:rect>
        <draw:rect draw:style-name="gr1" draw:text-style-name="P1" xml:id="id11" draw:id="id11" draw:layer="layout" svg:width="6.604cm" svg:height="1.524cm" svg:x="11.922cm" svg:y="25.257cm">
          <text:p text:style-name="P1">eventid</text:p>
        </draw:rect>
        <draw:rect draw:style-name="gr1" draw:text-style-name="P1" xml:id="id19" draw:id="id19" draw:layer="layout" svg:width="6.604cm" svg:height="1.524cm" svg:x="11.795cm" svg:y="35.417cm">
          <text:p text:style-name="P1">userid</text:p>
        </draw:rect>
        <draw:rect draw:style-name="gr1" draw:text-style-name="P1" xml:id="id5" draw:id="id5" draw:layer="layout" svg:width="6.604cm" svg:height="1.524cm" svg:x="20.685cm" svg:y="7.223cm">
          <text:p text:style-name="P1">image</text:p>
        </draw:rect>
        <draw:rect draw:style-name="gr1" draw:text-style-name="P1" xml:id="id4" draw:id="id4" draw:layer="layout" svg:width="6.604cm" svg:height="1.524cm" svg:x="20.685cm" svg:y="5.445cm">
          <text:p text:style-name="P1">name</text:p>
        </draw:rect>
        <draw:rect draw:style-name="gr1" draw:text-style-name="P1" xml:id="id3" draw:id="id3" draw:layer="layout" svg:width="6.604cm" svg:height="1.524cm" svg:x="20.685cm" svg:y="3.667cm">
          <text:p text:style-name="P1">clubname</text:p>
        </draw:rect>
        <draw:rect draw:style-name="gr1" draw:text-style-name="P1" xml:id="id8" draw:id="id8" draw:layer="layout" svg:width="6.604cm" svg:height="1.524cm" svg:x="20.685cm" svg:y="16.621cm">
          <text:p text:style-name="P1">badgeid</text:p>
        </draw:rect>
        <draw:rect draw:style-name="gr1" draw:text-style-name="P1" xml:id="id9" draw:id="id9" draw:layer="layout" svg:width="6.604cm" svg:height="1.524cm" svg:x="29.194cm" svg:y="16.621cm">
          <text:p text:style-name="P1">Progress (x/x)/points</text:p>
        </draw:rect>
        <draw:rect draw:style-name="gr1" draw:text-style-name="P1" xml:id="id12" draw:id="id12" draw:layer="layout" svg:width="6.604cm" svg:height="1.524cm" svg:x="20.812cm" svg:y="20.431cm">
          <text:p text:style-name="P1">name</text:p>
        </draw:rect>
        <draw:rect draw:style-name="gr1" draw:text-style-name="P1" xml:id="id13" draw:id="id13" draw:layer="layout" svg:width="6.604cm" svg:height="1.524cm" svg:x="20.812cm" svg:y="22.082cm">
          <text:p text:style-name="P1">Starttime/date</text:p>
        </draw:rect>
        <draw:rect draw:style-name="gr1" draw:text-style-name="P1" xml:id="id14" draw:id="id14" draw:layer="layout" svg:width="6.604cm" svg:height="1.524cm" svg:x="20.812cm" svg:y="23.733cm">
          <text:p text:style-name="P1">Endtime/date</text:p>
        </draw:rect>
        <draw:rect draw:style-name="gr1" draw:text-style-name="P1" xml:id="id15" draw:id="id15" draw:layer="layout" svg:width="6.604cm" svg:height="1.524cm" svg:x="20.812cm" svg:y="25.257cm">
          <text:p text:style-name="P1">location</text:p>
        </draw:rect>
        <draw:rect draw:style-name="gr1" draw:text-style-name="P1" xml:id="id16" draw:id="id16" draw:layer="layout" svg:width="6.604cm" svg:height="1.524cm" svg:x="20.812cm" svg:y="26.908cm">
          <text:p text:style-name="P1">clubname</text:p>
        </draw:rect>
        <draw:rect draw:style-name="gr1" draw:text-style-name="P1" xml:id="id17" draw:id="id17" draw:layer="layout" svg:width="6.604cm" svg:height="1.524cm" svg:x="20.812cm" svg:y="28.432cm">
          <text:p text:style-name="P1">forbadge</text:p>
        </draw:rect>
        <draw:rect draw:style-name="gr1" draw:text-style-name="P1" xml:id="id20" draw:id="id20" draw:layer="layout" svg:width="6.604cm" svg:height="1.524cm" svg:x="20.685cm" svg:y="35.417cm">
          <text:p text:style-name="P1">eventid</text:p>
        </draw:rect>
        <draw:rect draw:style-name="gr1" draw:text-style-name="P1" xml:id="id21" draw:id="id21" draw:layer="layout" svg:width="6.604cm" svg:height="1.524cm" svg:x="28.686cm" svg:y="35.417cm">
          <text:p text:style-name="P1">Bool:1</text:p>
        </draw:rect>
        <draw:rect draw:style-name="gr1" draw:text-style-name="P1" xml:id="id24" draw:id="id24" draw:layer="layout" svg:width="6.604cm" svg:height="1.524cm" svg:x="20.812cm" svg:y="39.608cm">
          <text:p text:style-name="P1">email</text:p>
        </draw:rect>
        <draw:rect draw:style-name="gr1" draw:text-style-name="P1" xml:id="id25" draw:id="id25" draw:layer="layout" svg:width="6.604cm" svg:height="1.524cm" svg:x="20.812cm" svg:y="41.259cm">
          <text:p text:style-name="P1">fname</text:p>
        </draw:rect>
        <draw:rect draw:style-name="gr1" draw:text-style-name="P1" xml:id="id26" draw:id="id26" draw:layer="layout" svg:width="6.604cm" svg:height="1.524cm" svg:x="20.812cm" svg:y="43.037cm">
          <text:p text:style-name="P1">lname</text:p>
        </draw:rect>
        <draw:rect draw:style-name="gr1" draw:text-style-name="P1" xml:id="id27" draw:id="id27" draw:layer="layout" svg:width="6.604cm" svg:height="1.524cm" svg:x="20.812cm" svg:y="45.196cm">
          <text:p text:style-name="P1">accountlevel</text:p>
        </draw:rect>
        <draw:connector draw:style-name="gr2" draw:text-style-name="P1" draw:layer="layout" svg:x1="7.604cm" svg:y1="6.207cm" svg:x2="11.668cm" svg:y2="6.207cm" draw:start-shape="id1" draw:start-glue-point="1" draw:end-shape="id2" draw:end-glue-point="3" svg:d="M7604 6207h4064">
          <text:p/>
        </draw:connector>
        <draw:connector draw:style-name="gr2" draw:text-style-name="P1" draw:layer="layout" svg:x1="18.272cm" svg:y1="6.207cm" svg:x2="20.685cm" svg:y2="4.429cm" draw:start-shape="id2" draw:start-glue-point="1" draw:end-shape="id3" draw:end-glue-point="3" svg:d="M18272 6207h1207v-1778h1206">
          <text:p/>
        </draw:connector>
        <draw:connector draw:style-name="gr2" draw:text-style-name="P1" draw:layer="layout" svg:x1="18.272cm" svg:y1="6.207cm" svg:x2="20.685cm" svg:y2="6.207cm" draw:start-shape="id2" draw:start-glue-point="1" draw:end-shape="id4" draw:end-glue-point="3" svg:d="M18272 6207h2413">
          <text:p/>
        </draw:connector>
        <draw:connector draw:style-name="gr2" draw:text-style-name="P1" draw:layer="layout" svg:x1="18.272cm" svg:y1="6.207cm" svg:x2="20.685cm" svg:y2="7.985cm" draw:start-shape="id2" draw:start-glue-point="1" draw:end-shape="id5" draw:end-glue-point="3" svg:d="M18272 6207h1207v1778h1206">
          <text:p/>
        </draw:connector>
        <draw:connector draw:style-name="gr2" draw:text-style-name="P1" draw:layer="layout" svg:x1="7.604cm" svg:y1="17.383cm" svg:x2="11.668cm" svg:y2="17.383cm" draw:start-shape="id6" draw:start-glue-point="1" draw:end-shape="id7" draw:end-glue-point="3" svg:d="M7604 17383h4064">
          <text:p/>
        </draw:connector>
        <draw:connector draw:style-name="gr2" draw:text-style-name="P1" draw:layer="layout" svg:x1="18.272cm" svg:y1="17.383cm" svg:x2="20.685cm" svg:y2="17.383cm" draw:start-shape="id7" draw:start-glue-point="1" draw:end-shape="id8" draw:end-glue-point="3" svg:d="M18272 17383h2413">
          <text:p/>
        </draw:connector>
        <draw:connector draw:style-name="gr2" draw:text-style-name="P1" draw:layer="layout" svg:x1="27.289cm" svg:y1="17.383cm" svg:x2="29.194cm" svg:y2="17.383cm" draw:start-shape="id8" draw:start-glue-point="1" draw:end-shape="id9" draw:end-glue-point="3" svg:d="M27289 17383h1905">
          <text:p/>
        </draw:connector>
        <draw:connector draw:style-name="gr2" draw:text-style-name="P1" draw:layer="layout" svg:x1="7.858cm" svg:y1="26.019cm" svg:x2="11.922cm" svg:y2="26.019cm" draw:start-shape="id10" draw:start-glue-point="1" draw:end-shape="id11" draw:end-glue-point="3" svg:d="M7858 26019h4064">
          <text:p/>
        </draw:connector>
        <draw:connector draw:style-name="gr2" draw:text-style-name="P1" draw:layer="layout" svg:x1="18.526cm" svg:y1="26.019cm" svg:x2="20.812cm" svg:y2="21.193cm" draw:start-shape="id11" draw:start-glue-point="1" draw:end-shape="id12" svg:d="M18526 26019h1143v-4826h1143">
          <text:p/>
        </draw:connector>
        <draw:connector draw:style-name="gr2" draw:text-style-name="P1" draw:layer="layout" svg:x1="18.526cm" svg:y1="26.019cm" svg:x2="20.812cm" svg:y2="22.844cm" draw:start-shape="id11" draw:start-glue-point="1" draw:end-shape="id13" draw:end-glue-point="3" svg:d="M18526 26019h1143v-3175h1143">
          <text:p/>
        </draw:connector>
        <draw:connector draw:style-name="gr2" draw:text-style-name="P1" draw:layer="layout" svg:x1="18.526cm" svg:y1="26.019cm" svg:x2="20.812cm" svg:y2="24.495cm" draw:start-shape="id11" draw:start-glue-point="1" draw:end-shape="id14" draw:end-glue-point="3" svg:d="M18526 26019h1143v-1524h1143">
          <text:p/>
        </draw:connector>
        <draw:connector draw:style-name="gr2" draw:text-style-name="P1" draw:layer="layout" svg:x1="18.526cm" svg:y1="26.019cm" svg:x2="20.812cm" svg:y2="26.019cm" draw:start-shape="id11" draw:start-glue-point="1" draw:end-shape="id15" draw:end-glue-point="3" svg:d="M18526 26019h2286">
          <text:p/>
        </draw:connector>
        <draw:connector draw:style-name="gr2" draw:text-style-name="P1" draw:layer="layout" svg:x1="18.526cm" svg:y1="26.019cm" svg:x2="20.812cm" svg:y2="27.67cm" draw:start-shape="id11" draw:start-glue-point="1" draw:end-shape="id16" draw:end-glue-point="3" svg:d="M18526 26019h1143v1651h1143">
          <text:p/>
        </draw:connector>
        <draw:connector draw:style-name="gr2" draw:text-style-name="P1" draw:layer="layout" svg:x1="18.526cm" svg:y1="26.019cm" svg:x2="20.812cm" svg:y2="29.194cm" draw:start-shape="id11" draw:start-glue-point="1" draw:end-shape="id17" draw:end-glue-point="3" svg:d="M18526 26019h1143v3175h1143">
          <text:p/>
        </draw:connector>
        <draw:connector draw:style-name="gr2" draw:text-style-name="P1" draw:layer="layout" svg:x1="7.731cm" svg:y1="36.179cm" svg:x2="11.795cm" svg:y2="36.179cm" draw:start-shape="id18" draw:start-glue-point="1" draw:end-shape="id19" draw:end-glue-point="3" svg:d="M7731 36179h4064">
          <text:p/>
        </draw:connector>
        <draw:connector draw:style-name="gr2" draw:text-style-name="P1" draw:layer="layout" svg:x1="18.399cm" svg:y1="36.179cm" svg:x2="20.685cm" svg:y2="36.179cm" draw:start-shape="id19" draw:start-glue-point="1" draw:end-shape="id20" draw:end-glue-point="3" svg:d="M18399 36179h2286">
          <text:p/>
        </draw:connector>
        <draw:connector draw:style-name="gr2" draw:text-style-name="P1" draw:layer="layout" svg:x1="27.289cm" svg:y1="36.179cm" svg:x2="28.686cm" svg:y2="36.179cm" draw:start-shape="id20" draw:start-glue-point="1" draw:end-shape="id21" draw:end-glue-point="3" svg:d="M27289 36179h1397">
          <text:p/>
        </draw:connector>
        <draw:connector draw:style-name="gr2" draw:text-style-name="P1" draw:layer="layout" svg:x1="7.604cm" svg:y1="45.45cm" svg:x2="11.668cm" svg:y2="45.45cm" draw:start-shape="id22" draw:start-glue-point="1" draw:end-shape="id23" svg:d="M7604 45450h4064">
          <text:p/>
        </draw:connector>
        <draw:connector draw:style-name="gr2" draw:text-style-name="P1" draw:layer="layout" svg:x1="18.272cm" svg:y1="45.45cm" svg:x2="20.812cm" svg:y2="40.37cm" draw:start-shape="id23" draw:start-glue-point="1" draw:end-shape="id24" draw:end-glue-point="3" svg:d="M18272 45450h1270v-5080h1270">
          <text:p/>
        </draw:connector>
        <draw:connector draw:style-name="gr2" draw:text-style-name="P1" draw:layer="layout" svg:x1="18.272cm" svg:y1="45.45cm" svg:x2="20.812cm" svg:y2="42.021cm" draw:start-shape="id23" draw:start-glue-point="1" draw:end-shape="id25" draw:end-glue-point="3" svg:d="M18272 45450h1270v-3429h1270">
          <text:p/>
        </draw:connector>
        <draw:connector draw:style-name="gr2" draw:text-style-name="P1" draw:layer="layout" svg:x1="18.272cm" svg:y1="45.45cm" svg:x2="20.812cm" svg:y2="43.799cm" draw:start-shape="id23" draw:end-shape="id26" draw:end-glue-point="3" svg:d="M18272 45450h1270v-1651h1270">
          <text:p/>
        </draw:connector>
        <draw:connector draw:style-name="gr2" draw:text-style-name="P1" draw:layer="layout" svg:x1="18.272cm" svg:y1="45.45cm" svg:x2="20.812cm" svg:y2="45.958cm" draw:start-shape="id23" draw:start-glue-point="1" draw:end-shape="id27" draw:end-glue-point="3" svg:d="M18272 45450h1270v508h1270">
          <text:p/>
        </draw:connector>
        <draw:rect draw:style-name="gr1" draw:text-style-name="P1" xml:id="id28" draw:id="id28" draw:layer="layout" svg:width="6.604cm" svg:height="1.524cm" svg:x="20.812cm" svg:y="46.847cm">
          <text:p text:style-name="P1">clubAffiliation</text:p>
        </draw:rect>
        <draw:connector draw:style-name="gr2" draw:text-style-name="P1" draw:layer="layout" svg:x1="18.272cm" svg:y1="45.45cm" svg:x2="20.812cm" svg:y2="47.609cm" draw:start-shape="id23" draw:start-glue-point="1" draw:end-shape="id28" draw:end-glue-point="3" svg:d="M18272 45450h1270v2159h1270">
          <text:p/>
        </draw:connector>
        <draw:rect draw:style-name="gr1" draw:text-style-name="P1" xml:id="id29" draw:id="id29" draw:layer="layout" svg:width="6.604cm" svg:height="1.524cm" svg:x="20.812cm" svg:y="30.083cm">
          <text:p text:style-name="P1">createdBy</text:p>
        </draw:rect>
        <draw:rect draw:style-name="gr1" draw:text-style-name="P1" xml:id="id30" draw:id="id30" draw:layer="layout" svg:width="6.604cm" svg:height="1.524cm" svg:x="20.939cm" svg:y="31.734cm">
          <text:p text:style-name="P1">createdTime</text:p>
        </draw:rect>
        <draw:connector draw:style-name="gr2" draw:text-style-name="P1" draw:layer="layout" svg:x1="18.526cm" svg:y1="26.019cm" svg:x2="20.812cm" svg:y2="30.845cm" draw:start-shape="id11" draw:start-glue-point="1" draw:end-shape="id29" draw:end-glue-point="3" svg:d="M18526 26019h1143v4826h1143">
          <text:p/>
        </draw:connector>
        <draw:connector draw:style-name="gr2" draw:text-style-name="P1" draw:layer="layout" svg:x1="18.526cm" svg:y1="26.019cm" svg:x2="20.939cm" svg:y2="32.496cm" draw:start-shape="id11" draw:start-glue-point="1" draw:end-shape="id30" draw:end-glue-point="3" svg:d="M18526 26019h1207v6477h1206">
          <text:p/>
        </draw:connector>
        <draw:rect draw:style-name="gr1" draw:text-style-name="P1" xml:id="id31" draw:id="id31" draw:layer="layout" svg:width="6.604cm" svg:height="1.524cm" svg:x="20.558cm" svg:y="9.001cm">
          <text:p text:style-name="P1">reqPoints</text:p>
        </draw:rect>
        <draw:connector draw:style-name="gr2" draw:text-style-name="P1" draw:layer="layout" svg:x1="18.272cm" svg:y1="6.207cm" svg:x2="20.558cm" svg:y2="9.763cm" draw:start-shape="id2" draw:start-glue-point="1" draw:end-shape="id31" draw:end-glue-point="3" svg:d="M18272 6207h1143v3556h1143">
          <text:p/>
        </draw:connector>
        <draw:rect draw:style-name="gr1" draw:text-style-name="P1" xml:id="id32" draw:id="id32" draw:layer="layout" svg:width="6.604cm" svg:height="1.524cm" svg:x="1cm" svg:y="53.324cm">
          <text:p text:style-name="P1">org(clubs and such)</text:p>
        </draw:rect>
        <draw:rect draw:style-name="gr1" draw:text-style-name="P1" xml:id="id33" draw:id="id33" draw:layer="layout" svg:width="6.604cm" svg:height="1.524cm" svg:x="11.668cm" svg:y="53.324cm">
          <text:p text:style-name="P1">orgID</text:p>
        </draw:rect>
        <draw:rect draw:style-name="gr1" draw:text-style-name="P1" xml:id="id34" draw:id="id34" draw:layer="layout" svg:width="6.604cm" svg:height="1.524cm" svg:x="20.558cm" svg:y="53.324cm">
          <text:p text:style-name="P1">orgname</text:p>
        </draw:rect>
        <draw:connector draw:style-name="gr2" draw:text-style-name="P1" draw:layer="layout" svg:x1="7.604cm" svg:y1="54.086cm" svg:x2="11.668cm" svg:y2="54.086cm" draw:start-shape="id32" draw:start-glue-point="1" draw:end-shape="id33" draw:end-glue-point="3" svg:d="M7604 54086h4064">
          <text:p/>
        </draw:connector>
        <draw:connector draw:style-name="gr2" draw:text-style-name="P1" draw:layer="layout" svg:x1="18.272cm" svg:y1="54.086cm" svg:x2="20.558cm" svg:y2="54.086cm" draw:start-shape="id33" draw:start-glue-point="1" draw:end-shape="id34" draw:end-glue-point="3" svg:d="M18272 54086h228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76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x SM</meta:initial-creator>
    <meta:creation-date>2019-05-19T16:39:25.28</meta:creation-date>
    <dc:date>2019-05-19T18:11:02.33</dc:date>
    <dc:creator>Lex SM</dc:creator>
    <meta:editing-duration>PT1H31M35S</meta:editing-duration>
    <meta:editing-cycles>6</meta:editing-cycles>
    <meta:generator>OpenOffice/4.1.6$Win32 OpenOffice.org_project/416m1$Build-9790</meta:generator>
    <meta:document-statistic meta:object-count="63"/>
  </office:meta>
</office:document-meta>
</file>